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249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3.609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6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urier New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urier New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urier New" style:font-name-asian="Courier New" style:language-asian="en" style:country-asian="US" style:font-name-complex="Courier New" style:language-complex="ar" style:country-complex="SA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0.74pt solid #000000" style:vertical-align="middle"/>
      <style:text-properties style:font-name="Calibri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alibri" fo:font-size="9pt" style:font-size-asian="9pt" style:font-size-complex="9pt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C3:Sheet1.G38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22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Stundennachweis (Feb. 2025): Michael Thiele – FO-475/24, <text:span text:style-name="T1">(2800 Std.)</text:span></text:p>
          </table:table-cell>
          <table:table-cell table:style-name="Default" table:number-columns-repeated="4"/>
        </table:table-row>
        <table:table-row table:style-name="ro3" table:number-rows-repeated="2">
          <table:table-cell table:number-columns-repeated="2"/>
          <table:table-cell table:style-name="Default" table:number-columns-repeated="5"/>
        </table:table-row>
        <table:table-row table:style-name="ro4">
          <table:table-cell table:number-columns-repeated="2"/>
          <table:table-cell table:style-name="ce2" office:value-type="string" calcext:value-type="string">
            <text:p>Tag</text:p>
          </table:table-cell>
          <table:table-cell table:style-name="ce6" office:value-type="string" calcext:value-type="string">
            <text:p>Wochentag,</text:p>
            <text:p>Datum</text:p>
          </table:table-cell>
          <table:table-cell table:style-name="ce2" office:value-type="string" calcext:value-type="string">
            <text:p>Arbeitszeit</text:p>
          </table:table-cell>
          <table:table-cell table:style-name="ce2" office:value-type="string" calcext:value-type="string">
            <text:p>Stunden</text:p>
          </table:table-cell>
          <table:table-cell table:style-name="ce2" office:value-type="string" calcext:value-type="string">
            <text:p>Tätigkeit</text:p>
          </table:table-cell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Do, 06.02.2025</text:p>
          </table:table-cell>
          <table:table-cell office:value-type="string" calcext:value-type="string">
            <text:p>14:00 – 16:00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Erste Besprechung, Kennenlernen</text:p>
          </table:table-cell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Do, 13.02.2025</text:p>
          </table:table-cell>
          <table:table-cell office:value-type="string" calcext:value-type="string">
            <text:p>14:00 – 18: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Aufgabenbesprechung, Start Konzeption</text:p>
          </table:table-cell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r, 14.02.2025</text:p>
          </table:table-cell>
          <table:table-cell office:value-type="string" calcext:value-type="string">
            <text:p>17:00 – 21: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Konzeption App / DB</text:p>
          </table:table-cell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Sa, 15.02.2025</text:p>
          </table:table-cell>
          <table:table-cell office:value-type="string" calcext:value-type="string">
            <text:p>20:00 – 23:00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Konzeption App / DB</text:p>
          </table:table-cell>
        </table:table-row>
        <table:table-row table:style-name="ro5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o, 17.02.2025</text:p>
          </table:table-cell>
          <table:table-cell office:value-type="string" calcext:value-type="string">
            <text:p>18:00 – 23:00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Einrichtung VisualStudioCode</text:p>
          </table:table-cell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i, 18.02.2025</text:p>
          </table:table-cell>
          <table:table-cell office:value-type="string" calcext:value-type="string">
            <text:p>17:00 – 23:00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Electron installiert, erstes Fenster erstellt</text:p>
          </table:table-cell>
        </table:table-row>
        <table:table-row table:style-name="ro5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o, 20.02.2025</text:p>
          </table:table-cell>
          <table:table-cell office:value-type="string" calcext:value-type="string">
            <text:p>15:00 – 22:00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Bootstrap, Github konfiguriert, eingearbeitet</text:p>
          </table:table-cell>
        </table:table-row>
        <table:table-row table:style-name="ro5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, 21.02.2025</text:p>
          </table:table-cell>
          <table:table-cell office:value-type="string" calcext:value-type="string">
            <text:p>18:00 – 22: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GUI Entwicklung</text:p>
          </table:table-cell>
        </table:table-row>
        <table:table-row table:style-name="ro5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a, 22.02.2025</text:p>
          </table:table-cell>
          <table:table-cell office:value-type="string" calcext:value-type="string">
            <text:p>18:00 – 00:00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GUI Entwicklung, Drop-Downs</text:p>
          </table:table-cell>
        </table:table-row>
        <table:table-row table:style-name="ro5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o, 24.02.2025</text:p>
          </table:table-cell>
          <table:table-cell office:value-type="string" calcext:value-type="string">
            <text:p>16:00 – 19:00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GUI Entwicklung, Drop-Downs</text:p>
          </table:table-cell>
        </table:table-row>
        <table:table-row table:style-name="ro5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Di, 25.02.2025</text:p>
          </table:table-cell>
          <table:table-cell office:value-type="string" calcext:value-type="string">
            <text:p>17:00 – 21:0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GUI Entwicklung, Logo und Dynamik</text:p>
          </table:table-cell>
        </table:table-row>
        <table:table-row table:style-name="ro5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i, 26.02.2025</text:p>
          </table:table-cell>
          <table:table-cell office:value-type="string" calcext:value-type="string">
            <text:p>16:00 – 22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gration Jquery, Auslesen Dropdown </text:p>
          </table:table-cell>
        </table:table-row>
        <table:table-row table:style-name="ro5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Do, 27.02.2025</text:p>
          </table:table-cell>
          <table:table-cell office:value-type="string" calcext:value-type="string">
            <text:p>13:30 – 22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sprechung, Dropdown Problematik gelöst </text:p>
          </table:table-cell>
        </table:table-row>
        <table:table-row table:style-name="ro5">
          <table:table-cell table:number-columns-repeated="2"/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Fr, 28.02.2025</text:p>
          </table:table-cell>
          <table:table-cell table:style-name="ce17" office:value-type="string" calcext:value-type="string">
            <text:p>14:30 – 23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slesen Suchformular, temporäre Darstellung</text:p>
          </table:table-cell>
        </table:table-row>
        <table:table-row table:style-name="ro5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9" office:value-type="string" calcext:value-type="string">
            <text:p>Summe Stunden: <text:s/></text:p>
          </table:table-cell>
          <table:table-cell table:style-name="ce3" table:formula="of:=SUM([.F7:.F34])" office:value-type="float" office:value="71" calcext:value-type="float">
            <text:p>71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6">
          <table:table-cell table:number-columns-repeated="2"/>
          <table:table-cell table:style-name="ce4" table:number-columns-repeated="4"/>
          <table:table-cell table:style-name="ce21"/>
        </table:table-row>
        <table:table-row table:style-name="ro7">
          <table:table-cell table:number-columns-repeated="2"/>
          <table:table-cell table:style-name="ce13" office:value-type="string" calcext:value-type="string" table:number-columns-spanned="5" table:number-rows-spanned="1">
            <text:p>Datum <text:s text:c="8"/>Unterschrift Beschäftigungsgeber</text:p>
          </table:table-cell>
          <table:covered-table-cell table:number-columns-repeated="3" table:style-name="ce13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.499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.00.0000</text:date>, <text:time style:data-style-name="N2" text:time-value="00:03:25.6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21:16:17.041000000</meta:creation-date>
    <dc:date>2025-03-01T00:05:02.018000000</dc:date>
    <meta:editing-duration>PT6H28M29S</meta:editing-duration>
    <meta:editing-cycles>28</meta:editing-cycles>
    <meta:generator>LibreOffice/24.2.3.2$Windows_X86_64 LibreOffice_project/433d9c2ded56988e8a90e6b2e771ee4e6a5ab2ba</meta:generator>
    <meta:print-date>2025-02-25T20:00:51.336000000</meta:print-date>
    <meta:printed-by>PDF files</meta:printed-by>
    <meta:document-statistic meta:table-count="1" meta:cell-count="93" meta:object-count="0"/>
  </office:meta>
</office:document-meta>
</file>